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AMANI LIMACHI EDISON LUC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56431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4556431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273806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AMANI LIMANCHI EDISON LUCA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56431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273806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1300</text:p>
          </table:table-cell>
          <table:table-cell table:style-name="Tableau1.D2" office:value-type="string">
            <text:p text:style-name="P10">31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1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>31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0:36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